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4" style:parent-style-name="Fonteparág.padrão" style:family="text">
      <style:text-properties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0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1" style:parent-style-name="Fonteparág.padrão" style:family="text">
      <style:text-properties fo:font-size="16pt" style:font-size-asian="16pt" style:font-size-complex="16pt"/>
    </style:style>
    <style:style style:name="P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3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Roteiro para Avaliação do Trabalho 1 de Lab. PC2</text:p>
      <text:p text:style-name="P2">1. Incluir novo nome na agenda telefônica</text:p>
      <text:p text:style-name="P3">André Henrique Costa</text:p>
      <text:p text:style-name="P4">Telefones: 31 99154-7541 / 31 96427-8820</text:p>
      <text:p text:style-name="P5"/>
      <text:p text:style-name="P6">2. Incluir telefone na agenda telefônica para o André</text:p>
      <text:p text:style-name="P7">Telefone: 31 3358-2357</text:p>
      <text:p text:style-name="P8"/>
      <text:p text:style-name="P9">3. Incluir telefone na agenda para a “Maria Clara Martins”</text:p>
      <text:p text:style-name="P10">-<text:s/>Incluir a “Maria Clara Martins”<text:s/>e<text:s/>os seguintes telefones:</text:p>
      <text:p text:style-name="P11"><text:s text:c="3"/>Telefones: 31 8854-0098 / 31 99012-1515</text:p>
      <text:p text:style-name="P12"/>
      <text:p text:style-name="P13">4. Excluir telefone da agenda telefônica</text:p>
      <text:p text:style-name="Normal"><text:span text:style-name="T14">Telefone: 31 8854-0098</text:span></text:p>
      <text:p text:style-name="P15"/>
      <text:p text:style-name="P16">5. Excluir nome “André<text:s/>Henrique<text:s/>Costa” da agenda telefônica</text:p>
      <text:p text:style-name="P17">- O programa deverá excluir todos os telefones e o contato</text:p>
      <text:p text:style-name="P18"/>
      <text:p text:style-name="P19">6. Consultar telefone(s) do “André Henrique Costa”</text:p>
      <text:p text:style-name="Normal"><text:span text:style-name="T20"><text:s/></text:span><text:span text:style-name="T21">- Não deve ser exibido nenhum telefone pois ele foi excluído</text:span></text:p>
      <text:p text:style-name="P22"/>
      <text:p text:style-name="Normal"><text:span text:style-name="T23">7. Consultar telefone da “Maria Clara Martins”</text:span></text:p>
      <text:p text:style-name="P24">- O programa deverá imprimir o telefone: <text:s/>31 99012-1515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4-11-08T14:35:00Z</meta:creation-date>
    <dc:date>2024-11-08T14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124" meta:character-count="797" meta:row-count="5" meta:non-whitespace-character-count="674"/>
  </office:meta>
</office:document-meta>
</file>